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language="en" fo:country="GB"/>
    </style:style>
    <style:style style:name="P2" style:parent-style-name="Normal" style:family="paragraph">
      <style:text-properties fo:language="en" fo:country="GB"/>
    </style:style>
    <style:style style:name="P3" style:parent-style-name="Normal" style:family="paragraph">
      <style:text-properties fo:language="en" fo:country="GB"/>
    </style:style>
    <style:style style:name="P4" style:parent-style-name="Normal" style:family="paragraph">
      <style:text-properties fo:language="en" fo:country="GB"/>
    </style:style>
    <style:style style:name="P5" style:parent-style-name="Normal" style:family="paragraph">
      <style:text-properties fo:font-weight="bold" style:font-weight-asian="bold" style:font-weight-complex="bold" fo:language="en" fo:country="GB"/>
    </style:style>
    <style:style style:name="P6" style:parent-style-name="Normal" style:family="paragraph">
      <style:text-properties fo:language="en" fo:country="GB"/>
    </style:style>
    <style:style style:name="T7" style:parent-style-name="Lletraperdefectedelparàgraf" style:family="text">
      <style:text-properties fo:font-weight="bold" style:font-weight-asian="bold" style:font-weight-complex="bold" fo:language="en" fo:country="GB"/>
    </style:style>
    <style:style style:name="T8" style:parent-style-name="Lletraperdefectedelparàgraf" style:family="text">
      <style:text-properties fo:font-weight="bold" style:font-weight-asian="bold" style:font-weight-complex="bold" fo:language="en" fo:country="GB"/>
    </style:style>
    <style:style style:name="P9" style:parent-style-name="Normal" style:family="paragraph">
      <style:text-properties fo:language="en" fo:country="GB"/>
    </style:style>
    <style:style style:name="P10" style:parent-style-name="Normal" style:family="paragraph">
      <style:text-properties fo:language="en" fo:country="GB"/>
    </style:style>
    <style:style style:name="P11" style:parent-style-name="Paràgrafdellista" style:list-style-name="LFO1" style:family="paragraph">
      <style:text-properties fo:language="en" fo:country="GB"/>
    </style:style>
    <style:style style:name="P12" style:parent-style-name="Paràgrafdellista" style:list-style-name="LFO1" style:family="paragraph"/>
    <style:style style:name="T13" style:parent-style-name="Lletraperdefectedelparàgraf" style:family="text">
      <style:text-properties fo:language="en" fo:country="GB"/>
    </style:style>
    <style:style style:name="T14" style:parent-style-name="Lletraperdefectedelparàgraf" style:family="text">
      <style:text-properties fo:language="en" fo:country="GB"/>
    </style:style>
    <style:style style:name="T15" style:parent-style-name="Lletraperdefectedelparàgraf" style:family="text">
      <style:text-properties style:font-name-complex="Calibri" fo:language="en" fo:country="GB"/>
    </style:style>
    <style:style style:name="T16" style:parent-style-name="Lletraperdefectedelparàgraf" style:family="text">
      <style:text-properties style:font-name-complex="Calibri" fo:language="en" fo:country="GB"/>
    </style:style>
    <style:style style:name="T17" style:parent-style-name="Lletraperdefectedelparàgraf" style:family="text">
      <style:text-properties style:font-name-complex="Calibri" fo:language="en" fo:country="GB"/>
    </style:style>
    <style:style style:name="T18" style:parent-style-name="Lletraperdefectedelparàgraf" style:family="text">
      <style:text-properties style:font-name-complex="Calibri" fo:background-color="#FFFFFF" fo:language="en" fo:country="GB"/>
    </style:style>
    <style:style style:name="T19" style:parent-style-name="Lletraperdefectedelparàgraf" style:family="text">
      <style:text-properties style:font-name-complex="Calibri" fo:language="en" fo:country="GB"/>
    </style:style>
    <style:style style:name="T20" style:parent-style-name="Lletraperdefectedelparàgraf" style:family="text">
      <style:text-properties style:font-name-complex="Calibri" fo:language="en" fo:country="GB"/>
    </style:style>
    <style:style style:name="T21" style:parent-style-name="Lletraperdefectedelparàgraf" style:family="text">
      <style:text-properties style:font-name-complex="Calibri" fo:language="en" fo:country="GB"/>
    </style:style>
    <style:style style:name="T22" style:parent-style-name="Lletraperdefectedelparàgraf" style:family="text">
      <style:text-properties fo:language="en" fo:country="GB"/>
    </style:style>
    <style:style style:name="T23" style:parent-style-name="Lletraperdefectedelparàgraf" style:family="text">
      <style:text-properties fo:language="en" fo:country="GB"/>
    </style:style>
    <style:style style:name="T24" style:parent-style-name="Lletraperdefectedelparàgraf" style:family="text">
      <style:text-properties fo:language="en" fo:country="GB"/>
    </style:style>
    <style:style style:name="P25" style:parent-style-name="Normal" style:family="paragraph">
      <style:text-properties fo:language="en" fo:country="GB"/>
    </style:style>
    <style:style style:name="P26" style:parent-style-name="Normal" style:family="paragraph">
      <style:text-properties fo:language="en" fo:country="GB"/>
    </style:style>
    <style:style style:name="P27" style:parent-style-name="Normal" style:family="paragraph">
      <style:text-properties fo:language="en" fo:country="GB"/>
    </style:style>
  </office:automatic-styles>
  <office:body>
    <office:text text:use-soft-page-breaks="true">
      <text:p text:style-name="P1">Parkinson’s Disease</text:p>
      <text:p text:style-name="P2">Parkinson’s disease (PD) is a progressive neurodegenerative disorder of movement that is age-related. It affects tens of millions of people worldwide, and the frequency and associated socioeconomic burden of the<text:s/>condition are set to increase as the elderly population grows.<text:s/></text:p>
      <text:p text:style-name="P3">The disease is characterized by poverty if voluntary movements (akinesia), slowness and impaired scaling of voluntary movement (bradykinesia), muscle rigidity and tremor of the limbs at rest (DeMaags 2015).<text:s/></text:p>
      <text:p text:style-name="P4">The hallmark feature of PD is the degeneration of dopamine neurons in the basal ganglia (BG), which is the region of the brain responsible for functions such as learning or movement (Hammond 2007). The BG consists of a few interconnected nuclei: the striatum (STR), globus pallidus (GP), subthalamic nucleus (STN), and substantia nigra (SN). <text:s/>The dopamine deficiency leads to a cascade of functional changes in the basal ganglia circuitry, which are ultimately responsible for the development of<text:s/>the main features of PD.<text:s/></text:p>
      <text:p text:style-name="P5">Beta oscillations and neuronal synchronization (subsection of PD)</text:p>
      <text:p text:style-name="P6">Dopamine coordinates neuronal activity in the frequency domain. When controlled by dopamine, beta oscillations (oscillations inside the range of 15 to 30 Hz) in basal ganglia circuits are important for normal movement (Cagnan 2019). However, dopamine loss in the basal ganglia may not only support but also actively promote the emergence of excessively synchronized beta oscillations at a network level, which indicate pathological synchronization between the regions of the BG (Hammond 2007). This synchronization does not appear in non-parkinsonian brains, and it probably reflects a variety of pathophysiological mechanisms in the parkinsonian state.<text:s/></text:p>
      <text:p text:style-name="Normal"><text:span text:style-name="T7">D</text:span><text:span text:style-name="T8">ataset<text:s/></text:span></text:p>
      <text:p text:style-name="P9">The most valuable contribution to the clarification of the functional changes occurring in PD has been provided by the animal models of the disease, particularly those applied to rodents and primates (Mallet 2008). In rodents, chronic and acute dopaminergic denervation (obtained by inflicting a selective lesion of the BG that mimics the<text:s/>effects of PD) leads to excessive beta oscillatory activity in the BG’s LFP that can be suppressed by treatment (Mallet 2008).<text:s/></text:p>
      <text:p text:style-name="P10">We will attempt to observe such oscillations and synchronization in the dataset we have acquired for this project, which consists of several different measurements of brain activity in dopamine-depleted rodents. The used measurements of brain activity are:</text:p>
      <text:list text:style-name="LFO1" text:continue-numbering="true">
        <text:list-item>
          <text:p text:style-name="P11">Local Field Potential (LFP): electrical signals generated in nervous tissues by the summed and synchronous activity of the individual neurons in that tissue.</text:p>
        </text:list-item>
        <text:list-item>
          <text:p text:style-name="P12"><text:span text:style-name="T13">Spiking activity (also called<text:s/></text:span><text:span text:style-name="T14">action<text:s/></text:span><text:span text:style-name="T15">potential</text:span><text:span text:style-name="T16">)</text:span><text:span text:style-name="T17">,<text:s/></text:span><text:span text:style-name="T18">which is a rapid rise and fall in voltage or membrane potential across a neuron’s membrane</text:span><text:span text:style-name="T19">.</text:span><text:span text:style-name="T20"><text:s/></text:span><text:span text:style-name="T21">We have</text:span><text:span text:style-name="T22"><text:s/></text:span><text:span text:style-name="T23">it<text:s/></text:span><text:span text:style-name="T24">in the form of background unit activity (BUA) and signal unit activity (SUA).<text:s/></text:span></text:p>
        </text:list-item>
      </text:list>
      <text:p text:style-name="P25">They were recorded simultaneously from the three previously mentioned different regions<text:s/>of the BG (globus pallidus (GP), striatum (STR) and subthalamic nucleus (STN)), in sessions of 100 seconds at a sampling frequency of 16000 Hz.</text:p>
      <text:p text:style-name="P26">Therefore, for these parts of the BG we dispose of information on LFP and spiking activity; the data for each specific type of recording (e.g. LFP in the GP), for a specific animal and recording session will be called a “channel”. These continuous time series provide insight into the synchronous LFP and spike discharges of local neuronal ensembles, and are relevant<text:s/>to us as<text:s/><text:soft-page-break/>we aim to study the variation and synchrony of simultaneous brain activity in different regions of the BG and attempt to classify patients into different categories.<text:s/></text:p>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paragraph-properties fo:line-height="103%"/>
      <style:text-properties fo:hyphenate="false"/>
    </style:style>
    <style:style style:name="Lletraperdefectedelparàgraf" style:display-name="Lletra per defecte del paràgraf" style:family="text"/>
    <style:style style:name="Paràgrafdellista" style:display-name="Paràgraf de llista" style:family="paragraph" style:parent-style-name="Normal">
      <style:paragraph-properties fo:margin-left="0.5in">
        <style:tab-stops/>
      </style:paragraph-properties>
      <style:text-properties fo:hyphenate="false"/>
    </style:style>
    <style:style style:name="Èmfasi" style:display-name="Èmfasi" style:family="text" style:parent-style-name="Lletraperdefectedelparàgraf">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riam vall rovira</meta:initial-creator>
    <dc:creator>miriam vall rovira</dc:creator>
    <meta:creation-date>2020-05-12T17:02:00Z</meta:creation-date>
    <dc:date>2020-05-13T08:17:00Z</dc:date>
    <meta:template xlink:href="Normal" xlink:type="simple"/>
    <meta:editing-cycles>2</meta:editing-cycles>
    <meta:editing-duration>PT900S</meta:editing-duration>
    <meta:document-statistic meta:page-count="2" meta:paragraph-count="7" meta:word-count="560" meta:character-count="3639" meta:row-count="25" meta:non-whitespace-character-count="3086"/>
  </office:meta>
</office:document-meta>
</file>